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" svg:font-family="Casca"/>
    <style:font-face style:name="Jamrul" svg:font-family="Jamrul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officeooo:rsid="001f421b" officeooo:paragraph-rsid="001f421b"/>
    </style:style>
    <style:style style:name="P2" style:family="paragraph" style:parent-style-name="Standard">
      <style:paragraph-properties fo:text-align="center" style:justify-single-word="false"/>
      <style:text-properties style:font-name="JetBrainsMono NF" officeooo:rsid="001f421b" officeooo:paragraph-rsid="001f421b"/>
    </style:style>
    <style:style style:name="P3" style:family="paragraph" style:parent-style-name="Standard">
      <style:paragraph-properties fo:text-align="start" style:justify-single-word="false"/>
      <style:text-properties style:font-name="JetBrainsMono NF" officeooo:rsid="001f421b" officeooo:paragraph-rsid="001f421b"/>
    </style:style>
    <style:style style:name="P4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JetBrainsMono NF" officeooo:rsid="001f421b" officeooo:paragraph-rsid="001f421b"/>
    </style:style>
    <style:style style:name="P5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officeooo:paragraph-rsid="001f421b"/>
    </style:style>
    <style:style style:name="T1" style:family="text">
      <style:text-properties style:font-name="JetBrainsMono NF" officeooo:rsid="001f4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se Lotito</text:p>
      <text:p text:style-name="P1">ECE426 – VLSI Design</text:p>
      <text:p text:style-name="P1">March 22, 2024</text:p>
      <text:p text:style-name="P2">HW6</text:p>
      <text:p text:style-name="P2"/>
      <text:p text:style-name="P3">Question 1:</text:p>
      <text:p text:style-name="P2">q1.v</text:p>
      <text:p text:style-name="P4">// Chase Lotito - SIUC - SP2024</text:p>
      <text:p text:style-name="P4">// ECE426 - HW6 - Q1</text:p>
      <text:p text:style-name="P4"/>
      <text:p text:style-name="P4">module multiply(data, product_11, product_15);</text:p>
      <text:p text:style-name="P4"/>
      <text:p text:style-name="P4">input [7:0] data;</text:p>
      <text:p text:style-name="P4">output [11:0] product_11;</text:p>
      <text:p text:style-name="P4">output [11:0] product_15;</text:p>
      <text:p text:style-name="P4">wire [11:0] product_11;</text:p>
      <text:p text:style-name="P4">wire [11:0] product_15;</text:p>
      <text:p text:style-name="P4"/>
      <text:p text:style-name="P4">assign product_11 = 8*data + 2*data + data;</text:p>
      <text:p text:style-name="P4">assign product_15 = 8*data + 4*data + 2*data + data;</text:p>
      <text:p text:style-name="P4"/>
      <text:p text:style-name="P5"><text:span text:style-name="T1">endmodule </text:span></text:p>
      <text:p text:style-name="Standard"/>
      <text:p text:style-name="P2">tb1.v</text:p>
      <text:p text:style-name="P2"/>
      <text:p text:style-name="P3">Question 2:</text:p>
      <text:p text:style-name="P2">q2.v</text:p>
      <text:p text:style-name="P2"/>
      <text:p text:style-name="P2">tb2.v</text:p>
      <text:p text:style-name="P2"/>
      <text:p text:style-name="P3">Question 3:</text:p>
      <text:p text:style-name="P2">q3.v</text:p>
      <text:p text:style-name="P2"/>
      <text:p text:style-name="P2">tb3.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" svg:font-family="Casca"/>
    <style:font-face style:name="Jamrul" svg:font-family="Jamrul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58:58.612390265</meta:creation-date>
    <dc:date>2024-03-22T23:05:58.822207669</dc:date>
    <meta:editing-duration>PT7M1S</meta:editing-duration>
    <meta:editing-cycles>1</meta:editing-cycles>
    <meta:document-statistic meta:table-count="0" meta:image-count="0" meta:object-count="0" meta:page-count="1" meta:paragraph-count="24" meta:word-count="72" meta:character-count="424" meta:non-whitespace-character-count="374"/>
    <meta:generator>LibreOffice/7.3.7.2$Linux_X86_64 LibreOffice_project/30$Build-2</meta:generator>
  </office:meta>
</office:document-meta>
</file>